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style:font-name="Arial"/>
    </style:style>
    <style:style style:name="P2" style:parent-style-name="Standard" style:family="paragraph">
      <style:paragraph-properties fo:text-align="justify"/>
      <style:text-properties style:font-name="Arial"/>
    </style:style>
    <style:style style:name="P3" style:parent-style-name="Standard" style:family="paragraph">
      <style:paragraph-properties fo:text-align="justify" fo:text-indent="0.4923in"/>
    </style:style>
    <style:style style:name="T4" style:parent-style-name="Fonteparág.padrão" style:family="text">
      <style:text-properties style:font-name="Arial"/>
    </style:style>
    <style:style style:name="T5" style:parent-style-name="Fonteparág.padrão" style:family="text">
      <style:text-properties style:font-name="Arial"/>
    </style:style>
    <style:style style:name="T6" style:parent-style-name="Fonteparág.padrão" style:family="text">
      <style:text-properties style:font-name="Arial"/>
    </style:style>
    <style:style style:name="T7" style:parent-style-name="Fonteparág.padrão" style:family="text">
      <style:text-properties style:font-name="Arial"/>
    </style:style>
    <style:style style:name="T8" style:parent-style-name="Fonteparág.padrão" style:family="text">
      <style:text-properties style:font-name="Arial"/>
    </style:style>
    <style:style style:name="T9" style:parent-style-name="Fonteparág.padrão" style:family="text">
      <style:text-properties style:font-name="Arial"/>
    </style:style>
    <style:style style:name="T10" style:parent-style-name="Fonteparág.padrão" style:family="text">
      <style:text-properties style:font-name="Arial"/>
    </style:style>
    <style:style style:name="T11" style:parent-style-name="Fonteparág.padrão" style:family="text">
      <style:text-properties style:font-name="Arial"/>
    </style:style>
    <style:style style:name="T12" style:parent-style-name="Fonteparág.padrão" style:family="text">
      <style:text-properties style:font-name="Arial"/>
    </style:style>
    <style:style style:name="P13" style:parent-style-name="Standard" style:family="paragraph">
      <style:paragraph-properties fo:text-align="justify" fo:text-indent="0.4923in"/>
    </style:style>
    <style:style style:name="T14" style:parent-style-name="Fonteparág.padrão" style:family="text">
      <style:text-properties style:font-name="Arial"/>
    </style:style>
    <style:style style:name="T15" style:parent-style-name="Fonteparág.padrão" style:family="text">
      <style:text-properties style:font-name="Arial"/>
    </style:style>
    <style:style style:name="T16" style:parent-style-name="Fonteparág.padrão" style:family="text">
      <style:text-properties style:font-name="Arial"/>
    </style:style>
    <style:style style:name="T17" style:parent-style-name="Fonteparág.padrão" style:family="text">
      <style:text-properties style:font-name="Arial"/>
    </style:style>
    <style:style style:name="T18" style:parent-style-name="Fonteparág.padrão" style:family="text">
      <style:text-properties style:font-name="Arial"/>
    </style:style>
    <style:style style:name="T19" style:parent-style-name="Fonteparág.padrão" style:family="text">
      <style:text-properties style:font-name="Arial"/>
    </style:style>
    <style:style style:name="T20" style:parent-style-name="Fonteparág.padrão" style:family="text">
      <style:text-properties style:font-name="Arial"/>
    </style:style>
    <style:style style:name="T21" style:parent-style-name="Fonteparág.padrão" style:family="text">
      <style:text-properties style:font-name="Arial"/>
    </style:style>
    <style:style style:name="T22" style:parent-style-name="Fonteparág.padrão" style:family="text">
      <style:text-properties style:font-name="Arial"/>
    </style:style>
    <style:style style:name="T23" style:parent-style-name="Fonteparág.padrão" style:family="text">
      <style:text-properties style:font-name="Arial"/>
    </style:style>
    <style:style style:name="T24" style:parent-style-name="Fonteparág.padrão" style:family="text">
      <style:text-properties style:font-name="Arial"/>
    </style:style>
    <style:style style:name="T25" style:parent-style-name="Fonteparág.padrão" style:family="text">
      <style:text-properties style:font-name="Arial"/>
    </style:style>
    <style:style style:name="T26" style:parent-style-name="Fonteparág.padrão" style:family="text">
      <style:text-properties style:font-name="Arial"/>
    </style:style>
    <style:style style:name="T27" style:parent-style-name="Fonteparág.padrão" style:family="text">
      <style:text-properties style:font-name="Arial"/>
    </style:style>
    <style:style style:name="T28" style:parent-style-name="Fonteparág.padrão" style:family="text">
      <style:text-properties style:font-name="Arial"/>
    </style:style>
    <style:style style:name="T29" style:parent-style-name="Fonteparág.padrão" style:family="text">
      <style:text-properties style:font-name="Arial"/>
    </style:style>
    <style:style style:name="T30" style:parent-style-name="Fonteparág.padrão" style:family="text">
      <style:text-properties style:font-name="Arial"/>
    </style:style>
    <style:style style:name="T31" style:parent-style-name="Fonteparág.padrão" style:family="text">
      <style:text-properties style:font-name="Arial"/>
    </style:style>
    <style:style style:name="T32" style:parent-style-name="Fonteparág.padrão" style:family="text">
      <style:text-properties style:font-name="Arial"/>
    </style:style>
    <style:style style:name="T33" style:parent-style-name="Fonteparág.padrão" style:family="text">
      <style:text-properties style:font-name="Arial"/>
    </style:style>
    <style:style style:name="T34" style:parent-style-name="Fonteparág.padrão" style:family="text">
      <style:text-properties style:font-name="Arial"/>
    </style:style>
    <style:style style:name="P35" style:parent-style-name="Standard" style:family="paragraph">
      <style:paragraph-properties fo:text-align="justify" fo:text-indent="0.4923in"/>
    </style:style>
    <style:style style:name="T36" style:parent-style-name="Fonteparág.padrão" style:family="text">
      <style:text-properties style:font-name="Arial"/>
    </style:style>
    <style:style style:name="T37" style:parent-style-name="Fonteparág.padrão" style:family="text">
      <style:text-properties style:font-name="Arial"/>
    </style:style>
    <style:style style:name="T38" style:parent-style-name="Fonteparág.padrão" style:family="text">
      <style:text-properties style:font-name="Arial"/>
    </style:style>
    <style:style style:name="T39" style:parent-style-name="Fonteparág.padrão" style:family="text">
      <style:text-properties style:font-name="Arial"/>
    </style:style>
  </office:automatic-styles>
  <office:body>
    <office:text text:use-soft-page-breaks="true">
      <text:p text:style-name="P1">Resumo Linguagem e Técnicas de Programação</text:p>
      <text:p text:style-name="P2"/>
      <text:p text:style-name="P3"><text:span text:style-name="T4">A<text:s/></text:span><text:span text:style-name="T5">Linguagem de Programação consiste em um conjunto de instruções que formam um algoritmo,<text:s/></text:span><text:span text:style-name="T6">tais</text:span><text:span text:style-name="T7"><text:s/>instruções são escritas por meio de um grupo</text:span><text:span text:style-name="T8"><text:s/>de palavras e símbolos formando regras lógicas. O Programa é um seguimento de instruções que podem ser interpretad</text:span><text:span text:style-name="T9">os</text:span><text:span text:style-name="T10"><text:s/>por um computador ou convertid</text:span><text:span text:style-name="T11">os</text:span><text:span text:style-name="T12"><text:s/>em linguagem de máquina.</text:span></text:p>
      <text:p text:style-name="P13"><text:span text:style-name="T14">A Linguagem em C é</text:span><text:span text:style-name="T15"><text:s/></text:span><text:span text:style-name="T16">uma<text:s/></text:span><text:span text:style-name="T17">forma<text:s/></text:span><text:span text:style-name="T18">simples</text:span><text:span text:style-name="T19"><text:s/>de programação</text:span><text:span text:style-name="T20"><text:s/>que nos permite trabalhar com realizações matemáticas, fic</text:span><text:span text:style-name="T21">heiros, incluindo bibliotecas padrões as quais já<text:s/></text:span><text:span text:style-name="T22">é inclusa no pacote de download da mesma</text:span><text:span text:style-name="T23">, no entanto, há certas</text:span><text:span text:style-name="T24"><text:s/></text:span><text:span text:style-name="T25">limitações, como, por exemplo, não faz uso de classes ou objetos como<text:s/></text:span><text:span text:style-name="T26">diversas</text:span><text:span text:style-name="T27"><text:s/>outras linguagens já<text:s/></text:span><text:span text:style-name="T28">faz e, além disso,</text:span><text:span text:style-name="T29"><text:s/>não permite<text:s/></text:span><text:span text:style-name="T30">a<text:s/></text:span><text:span text:style-name="T31">execução de várias tarefas simultaneamente, também não</text:span><text:span text:style-name="T32"><text:s/>é<text:s/></text:span><text:span text:style-name="T33">uma linguagem muito utilizada juntamente com a de Rede de Dados, tal linguagem é naturalmente encontrada em inúmeros tipos de hardwares e softwares, em grandes jogos do mercados atuais, robôs, sistemas de automação e inclusive, os sistemas operacionais são programados totalmente ou parcialmente em C o que a faz ser muito estudado atualmente mesmo ela sendo uma linguagem não atual</text:span><text:span text:style-name="T34">.</text:span></text:p>
      <text:p text:style-name="P35"><text:span text:style-name="T36">Na utilização da Linguagem em C pode-se existir</text:span><text:span text:style-name="T37"><text:s/>diversas interfaces gráficas que pode</text:span><text:span text:style-name="T38"><text:s/>usar, como por exemplo o GTK e Glade, que seria um modelo de interface que permite a interação com os dispositivos digitais podendo manipular, alterar, realizar tar</text:span><text:span text:style-name="T39">efas com tais dispositivos. A interface é um ambiente para tornar o programa mais fácil a utilização por meio de representações visuai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ianca Sousa</meta:initial-creator>
    <dc:creator>Bianca Sousa</dc:creator>
    <meta:creation-date>2020-11-04T19:37:00Z</meta:creation-date>
    <dc:date>2020-11-04T19:38:00Z</dc:date>
    <meta:template xlink:href="Normal" xlink:type="simple"/>
    <meta:editing-cycles>2</meta:editing-cycles>
    <meta:editing-duration>PT120S</meta:editing-duration>
    <meta:document-statistic meta:page-count="1" meta:paragraph-count="3" meta:word-count="241" meta:character-count="1541" meta:row-count="10" meta:non-whitespace-character-count="1303"/>
  </office:meta>
</office:document-meta>
</file>